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isplay" svg:font-family="'Noto Sans Display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800080" loext:opacity="100%" style:font-name="Noto Sans Display" fo:font-size="69pt" officeooo:rsid="0019e311" officeooo:paragraph-rsid="0019e311" style:font-size-asian="69pt" style:font-size-complex="69pt"/>
    </style:style>
    <style:style style:name="P2" style:family="paragraph">
      <style:paragraph-properties fo:text-align="start"/>
    </style:style>
    <style:style style:name="T1" style:family="text">
      <style:text-properties officeooo:rsid="001aff8c"/>
    </style:style>
    <style:style style:name="gr1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>
        <form:form form:name="Formulaire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ase à cocher 1" form:control-implementation="ooo:com.sun.star.form.component.CheckBox" xml:id="control1" form:id="control1" form:label="Case à cocher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ppy <text:span text:style-name="T1">birthday</text:span></text:p>
      <text:p text:style-name="P1"><draw:control text:anchor-type="paragraph" draw:z-index="0" draw:name="Forme1" draw:style-name="gr1" draw:text-style-name="P2" svg:width="8.917cm" svg:height="5.636cm" svg:x="2.335cm" svg:y="3.083cm" draw:control="control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isplay" svg:font-family="'Noto Sans Display'" style:font-family-generic="swiss" style:font-pitch="variable"/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4T15:26:15.175876604</meta:creation-date>
    <dc:date>2021-10-04T15:59:37.762100202</dc:date>
    <meta:editing-duration>PT3M2S</meta:editing-duration>
    <meta:editing-cycles>1</meta:editing-cycles>
    <meta:document-statistic meta:table-count="0" meta:image-count="0" meta:object-count="0" meta:page-count="1" meta:paragraph-count="1" meta:word-count="2" meta:character-count="14" meta:non-whitespace-character-count="13"/>
    <meta:generator>LibreOffice/7.0.4.2$Linux_X86_64 LibreOffice_project/00$Build-2</meta:generator>
  </office:meta>
</office:document-meta>
</file>